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99cm" fo:margin-right="-1.6cm" fo:text-indent="0cm" style:auto-text-indent="false" fo:background-color="transparent">
        <style:tab-stops>
          <style:tab-stop style:position="20.211cm"/>
        </style:tab-stops>
      </style:paragraph-properties>
    </style:style>
    <style:style style:name="P2" style:family="paragraph" style:parent-style-name="Standard">
      <loext:graphic-properties draw:fill="none"/>
      <style:paragraph-properties fo:margin-left="-1.499cm" fo:margin-right="-1.6cm" fo:text-indent="0cm" style:auto-text-indent="false" fo:background-color="transparent">
        <style:tab-stops>
          <style:tab-stop style:position="20.211cm"/>
        </style:tab-stops>
      </style:paragraph-properties>
      <style:text-properties officeooo:paragraph-rsid="001e0330"/>
    </style:style>
    <style:style style:name="P3" style:family="paragraph" style:parent-style-name="Standard" style:master-page-name="">
      <loext:graphic-properties draw:fill="none"/>
      <style:paragraph-properties fo:margin-left="-1.499cm" fo:margin-right="-1.6cm" fo:text-indent="0cm" style:auto-text-indent="false" style:page-number="auto" fo:background-color="transparent">
        <style:tab-stops>
          <style:tab-stop style:position="20.211cm"/>
        </style:tab-stops>
      </style:paragraph-properties>
    </style:style>
    <style:style style:name="P4" style:family="paragraph" style:parent-style-name="Standard">
      <loext:graphic-properties draw:fill="none"/>
      <style:paragraph-properties fo:margin-left="0cm" fo:margin-right="-1.6cm" fo:text-indent="0cm" style:auto-text-indent="false" fo:background-color="transparent">
        <style:tab-stops>
          <style:tab-stop style:position="20.211cm"/>
        </style:tab-stops>
      </style:paragraph-properties>
    </style:style>
    <style:style style:name="T1" style:family="text">
      <style:text-properties officeooo:rsid="001e03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Hub Actions ---&gt; Amazon S3</text:p>
      <text:p text:style-name="P1"/>
      <text:p text:style-name="P1"/>
      <text:p text:style-name="P1">Open New Rep<text:span text:style-name="T1">o<text:line-break/><text:tab/></text:span>&gt; git clone [URL]</text:p>
      <text:p text:style-name="P1"><text:s text:c="7"/>&gt; cd [name]</text:p>
      <text:p text:style-name="P4">&gt; code .</text:p>
      <text:p text:style-name="P1"><text:tab/></text:p>
      <text:p text:style-name="P1"/>
      <text:p text:style-name="P1">Visual Studio Code</text:p>
      <text:p text:style-name="P1"><text:tab/> <text:s text:c="4"/>.github/workflows<text:tab/><text:tab/><text:tab/><text:tab/> <text:s text:c="11"/>&gt; main.yaml</text:p>
      <text:p text:style-name="P1"><text:s text:c="19"/>&gt; index.yaml</text:p>
      <text:p text:style-name="P1"/>
      <text:p text:style-name="P1">@terminal</text:p>
      <text:p text:style-name="P1"><text:s text:c="12"/>&gt; git add .</text:p>
      <text:p text:style-name="P1"><text:s text:c="20"/>&gt; git commit -m "msg"</text:p>
      <text:p text:style-name="P1"><text:s text:c="29"/>&gt; git push origin master</text:p>
      <text:p text:style-name="P1"/>
      <text:p text:style-name="P1">Actions --&gt;</text:p>
      <text:p text:style-name="P4">Settings</text:p>
      <text:p text:style-name="P1"><text:tab/> <text:s text:c="20"/>&gt; Secretes &amp; Variables </text:p>
      <text:p text:style-name="P1"><text:s text:c="31"/>&gt; Actions</text:p>
      <text:p text:style-name="P1"/>
      <text:p text:style-name="P1">New Repo Secretes</text:p>
      <text:p text:style-name="P1">&gt; Name : AWS_S3_BUCKET</text:p>
      <text:p text:style-name="P1">&gt; Secrete : Bucket Name<text:tab/><text:tab/><text:tab/><text:tab/><text:tab/><text:tab/><text:tab/><text:tab/>&gt; Add Secrete</text:p>
      <text:p text:style-name="P1"><text:tab/><text:tab/><text:tab/><text:tab/><text:tab/><text:tab/><text:tab/><text:tab/></text:p>
      <text:p text:style-name="P1">Same for User Access Identity &amp; Key</text:p>
      <text:p text:style-name="P1"><text:s text:c="10"/>&gt; Add Secrete</text:p>
      <text:p text:style-name="P1"><text:tab/><text:tab/><text:tab/><text:tab/><text:tab/><text:tab/><text:tab/><text:tab/></text:p>
      <text:p text:style-name="P1">Make some changes in code then,</text:p>
      <text:p text:style-name="P2">Again &gt; git push </text:p>
      <text:p text:style-name="P2">Check GitHub Actions</text:p>
      <text:p text:style-name="P1"><text:tab/><text:tab/><text:tab/>&gt; Automatically Build &amp; Deployment <text:span text:style-name="T1">get triggered</text:span></text:p>
      <text:p text:style-name="P1"><text:tab/><text:tab/><text:tab/></text:p>
      <text:p text:style-name="P1"><text:s text:c="71"/>Succeesful Deployment</text:p>
      <text:p text:style-name="P1"><text:tab/><text:tab/><text:tab/>&gt; Bucket URL <text:s text:c="9"/>&gt; Enter <text:s text:c="9"/>&gt; Webpage is working</text:p>
      <text:p text:style-name="P1"><text:tab/><text:tab/><text:tab/><text:tab/><text:tab/><text:tab/><text:tab/><text:tab/><text:tab/></text:p>
      <text:p text:style-name="P1">Again do some changes in code,</text:p>
      <text:p text:style-name="P1"><text:tab/><text:tab/><text:tab/>&gt; Check the Webpage <text:s text:c="5"/>&gt; New Changes can be Seen</text:p>
      <text:p text:style-name="P1"><text:tab/><text:tab/><text:tab/><text:tab/><text:tab/><text:tab/></text:p>
      <text:p text:style-name="P1">Done !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6T13:16:11.771342347</meta:creation-date>
    <dc:date>2023-03-06T13:28:06.447935707</dc:date>
    <meta:editing-duration>PT1M34S</meta:editing-duration>
    <meta:editing-cycles>1</meta:editing-cycles>
    <meta:document-statistic meta:table-count="0" meta:image-count="0" meta:object-count="0" meta:page-count="1" meta:paragraph-count="35" meta:word-count="126" meta:character-count="955" meta:non-whitespace-character-count="541"/>
    <meta:generator>LibreOffice/6.4.7.2$Linux_X86_64 LibreOffice_project/40$Build-2</meta:generator>
  </office:meta>
</office:document-meta>
</file>